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Desarrollo</text:p>
          </table:table-cell>
          <table:table-cell table:style-name="ce2"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table:style-name="ce2"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table:style-name="ce2"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table:style-name="ce2"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3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table:style-name="ce2"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table:style-name="ce2"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table:style-name="ce2"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2" table:number-rows-repeated="3">
          <table:table-cell/>
          <table:table-cell table:style-name="ce2"/>
          <table:table-cell/>
        </table:table-row>
        <table:table-row table:style-name="ro2" table:number-rows-repeated="19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63">
            <text:p>63</text:p>
          </table:table-cell>
        </table:table-row>
      </table:table>
      <table:table table:name="Prueba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moria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2">
          <table:table-cell table:formula="of:=[Desarrollo.A2]" office:value-type="string" office:string-value="Desarrollo">
            <text:p>Desarrollo</text:p>
          </table:table-cell>
          <table:table-cell table:formula="of:=[Desarrollo.C41]" office:value-type="float" office:value="63">
            <text:p>63</text:p>
          </table:table-cell>
        </table:table-row>
        <table:table-row table:style-name="ro2">
          <table:table-cell table:formula="of:=[Pruebas.A2]" office:value-type="float" office:value="0">
            <text:p>0</text:p>
          </table:table-cell>
          <table:table-cell/>
        </table:table-row>
        <table:table-row table:style-name="ro2">
          <table:table-cell table:formula="of:=[Memoria.A2]" office:value-type="float" office:value="0">
            <text:p>0</text:p>
          </table:table-cell>
          <table:table-cell/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 SUM([.B1:.B6])" office:value-type="float" office:value="211">
            <text:p>2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9">19/01/2012</text:date>, <text:time>00:45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1-19T00:44:59</dc:date>
    <meta:editing-duration>PT00H31M05S</meta:editing-duration>
    <meta:editing-cycles>48</meta:editing-cycles>
    <meta:generator>OpenOffice.org/3.2$Unix OpenOffice.org_project/320m12$Build-9483</meta:generator>
    <dc:creator>david </dc:creator>
    <meta:document-statistic meta:table-count="5" meta:cell-count="124" meta:object-count="0"/>
  </office:meta>
</office:document-meta>
</file>